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9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2718" calcext:value-type="float">
            <text:p>52718</text:p>
          </table:table-cell>
          <table:table-cell office:value-type="float" office:value="52800" calcext:value-type="float">
            <text:p>5280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52800" calcext:value-type="float">
            <text:p>52800</text:p>
          </table:table-cell>
          <table:table-cell office:value-type="float" office:value="52853" calcext:value-type="float">
            <text:p>52853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52780" calcext:value-type="float">
            <text:p>52780</text:p>
          </table:table-cell>
          <table:table-cell office:value-type="float" office:value="52893" calcext:value-type="float">
            <text:p>5289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2853" calcext:value-type="float">
            <text:p>52853</text:p>
          </table:table-cell>
          <table:table-cell office:value-type="float" office:value="53202" calcext:value-type="float">
            <text:p>5320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53202" calcext:value-type="float">
            <text:p>53202</text:p>
          </table:table-cell>
          <table:table-cell office:value-type="float" office:value="53566" calcext:value-type="float">
            <text:p>53566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3589" calcext:value-type="float">
            <text:p>53589</text:p>
          </table:table-cell>
          <table:table-cell office:value-type="float" office:value="53633" calcext:value-type="float">
            <text:p>53633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53633" calcext:value-type="float">
            <text:p>53633</text:p>
          </table:table-cell>
          <table:table-cell office:value-type="float" office:value="53834" calcext:value-type="float">
            <text:p>5383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3834" calcext:value-type="float">
            <text:p>53834</text:p>
          </table:table-cell>
          <table:table-cell office:value-type="float" office:value="53895" calcext:value-type="float">
            <text:p>53895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53895" calcext:value-type="float">
            <text:p>53895</text:p>
          </table:table-cell>
          <table:table-cell office:value-type="float" office:value="54012" calcext:value-type="float">
            <text:p>54012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54084" calcext:value-type="float">
            <text:p>54084</text:p>
          </table:table-cell>
          <table:table-cell office:value-type="float" office:value="54137" calcext:value-type="float">
            <text:p>54137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4126" calcext:value-type="float">
            <text:p>54126</text:p>
          </table:table-cell>
          <table:table-cell office:value-type="float" office:value="54230" calcext:value-type="float">
            <text:p>54230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54230" calcext:value-type="float">
            <text:p>54230</text:p>
          </table:table-cell>
          <table:table-cell office:value-type="float" office:value="54422" calcext:value-type="float">
            <text:p>5442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4422" calcext:value-type="float">
            <text:p>54422</text:p>
          </table:table-cell>
          <table:table-cell office:value-type="float" office:value="54568" calcext:value-type="float">
            <text:p>5456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54568" calcext:value-type="float">
            <text:p>54568</text:p>
          </table:table-cell>
          <table:table-cell office:value-type="float" office:value="54837" calcext:value-type="float">
            <text:p>54837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54933" calcext:value-type="float">
            <text:p>54933</text:p>
          </table:table-cell>
          <table:table-cell office:value-type="float" office:value="55136" calcext:value-type="float">
            <text:p>5513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5139" calcext:value-type="float">
            <text:p>55139</text:p>
          </table:table-cell>
          <table:table-cell office:value-type="float" office:value="55351" calcext:value-type="float">
            <text:p>55351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55351" calcext:value-type="float">
            <text:p>55351</text:p>
          </table:table-cell>
          <table:table-cell office:value-type="float" office:value="55562" calcext:value-type="float">
            <text:p>55562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5999" calcext:value-type="float">
            <text:p>55999</text:p>
          </table:table-cell>
          <table:table-cell office:value-type="float" office:value="56062" calcext:value-type="float">
            <text:p>56062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56062" calcext:value-type="float">
            <text:p>56062</text:p>
          </table:table-cell>
          <table:table-cell office:value-type="float" office:value="56122" calcext:value-type="float">
            <text:p>56122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6135" calcext:value-type="float">
            <text:p>56135</text:p>
          </table:table-cell>
          <table:table-cell office:value-type="float" office:value="56171" calcext:value-type="float">
            <text:p>56171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56171" calcext:value-type="float">
            <text:p>56171</text:p>
          </table:table-cell>
          <table:table-cell office:value-type="float" office:value="56254" calcext:value-type="float">
            <text:p>5625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6254" calcext:value-type="float">
            <text:p>56254</text:p>
          </table:table-cell>
          <table:table-cell office:value-type="float" office:value="56269" calcext:value-type="float">
            <text:p>56269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56348" calcext:value-type="float">
            <text:p>56348</text:p>
          </table:table-cell>
          <table:table-cell office:value-type="float" office:value="56388" calcext:value-type="float">
            <text:p>56388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float" office:value="56272" calcext:value-type="float">
            <text:p>56272</text:p>
          </table:table-cell>
          <table:table-cell office:value-type="float" office:value="56390" calcext:value-type="float">
            <text:p>56390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56272" calcext:value-type="float">
            <text:p>56272</text:p>
          </table:table-cell>
          <table:table-cell office:value-type="float" office:value="56390" calcext:value-type="float">
            <text:p>5639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6650" calcext:value-type="float">
            <text:p>56650</text:p>
          </table:table-cell>
          <table:table-cell office:value-type="float" office:value="56673" calcext:value-type="float">
            <text:p>5667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56673" calcext:value-type="float">
            <text:p>56673</text:p>
          </table:table-cell>
          <table:table-cell office:value-type="float" office:value="57084" calcext:value-type="float">
            <text:p>5708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7119" calcext:value-type="float">
            <text:p>57119</text:p>
          </table:table-cell>
          <table:table-cell office:value-type="float" office:value="57142" calcext:value-type="float">
            <text:p>5714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57142" calcext:value-type="float">
            <text:p>57142</text:p>
          </table:table-cell>
          <table:table-cell office:value-type="float" office:value="57264" calcext:value-type="float">
            <text:p>5726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7264" calcext:value-type="float">
            <text:p>57264</text:p>
          </table:table-cell>
          <table:table-cell office:value-type="float" office:value="57470" calcext:value-type="float">
            <text:p>57470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57467" calcext:value-type="float">
            <text:p>57467</text:p>
          </table:table-cell>
          <table:table-cell office:value-type="float" office:value="57511" calcext:value-type="float">
            <text:p>57511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57511" calcext:value-type="float">
            <text:p>57511</text:p>
          </table:table-cell>
          <table:table-cell office:value-type="float" office:value="57514" calcext:value-type="float">
            <text:p>57514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57577" calcext:value-type="float">
            <text:p>57577</text:p>
          </table:table-cell>
          <table:table-cell office:value-type="float" office:value="57603" calcext:value-type="float">
            <text:p>5760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7611" calcext:value-type="float">
            <text:p>57611</text:p>
          </table:table-cell>
          <table:table-cell office:value-type="float" office:value="57697" calcext:value-type="float">
            <text:p>5769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57697" calcext:value-type="float">
            <text:p>57697</text:p>
          </table:table-cell>
          <table:table-cell office:value-type="float" office:value="57874" calcext:value-type="float">
            <text:p>57874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7962" calcext:value-type="float">
            <text:p>57962</text:p>
          </table:table-cell>
          <table:table-cell office:value-type="float" office:value="58025" calcext:value-type="float">
            <text:p>58025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58025" calcext:value-type="float">
            <text:p>58025</text:p>
          </table:table-cell>
          <table:table-cell office:value-type="float" office:value="58081" calcext:value-type="float">
            <text:p>5808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8081" calcext:value-type="float">
            <text:p>58081</text:p>
          </table:table-cell>
          <table:table-cell office:value-type="float" office:value="58250" calcext:value-type="float">
            <text:p>5825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58250" calcext:value-type="float">
            <text:p>58250</text:p>
          </table:table-cell>
          <table:table-cell office:value-type="float" office:value="58490" calcext:value-type="float">
            <text:p>58490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59540" calcext:value-type="float">
            <text:p>59540</text:p>
          </table:table-cell>
          <table:table-cell office:value-type="float" office:value="59557" calcext:value-type="float">
            <text:p>59557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61652" calcext:value-type="float">
            <text:p>61652</text:p>
          </table:table-cell>
          <table:table-cell office:value-type="float" office:value="61711" calcext:value-type="float">
            <text:p>61711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61711" calcext:value-type="float">
            <text:p>61711</text:p>
          </table:table-cell>
          <table:table-cell office:value-type="float" office:value="61763" calcext:value-type="float">
            <text:p>61763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61779" calcext:value-type="float">
            <text:p>61779</text:p>
          </table:table-cell>
          <table:table-cell office:value-type="float" office:value="61801" calcext:value-type="float">
            <text:p>6180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1763" calcext:value-type="float">
            <text:p>61763</text:p>
          </table:table-cell>
          <table:table-cell office:value-type="float" office:value="61958" calcext:value-type="float">
            <text:p>61958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1958" calcext:value-type="float">
            <text:p>61958</text:p>
          </table:table-cell>
          <table:table-cell office:value-type="float" office:value="62117" calcext:value-type="float">
            <text:p>6211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2194" calcext:value-type="float">
            <text:p>62194</text:p>
          </table:table-cell>
          <table:table-cell office:value-type="float" office:value="62290" calcext:value-type="float">
            <text:p>6229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2290" calcext:value-type="float">
            <text:p>62290</text:p>
          </table:table-cell>
          <table:table-cell office:value-type="float" office:value="62477" calcext:value-type="float">
            <text:p>62477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62685" calcext:value-type="float">
            <text:p>62685</text:p>
          </table:table-cell>
          <table:table-cell office:value-type="float" office:value="62730" calcext:value-type="float">
            <text:p>6273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62730" calcext:value-type="float">
            <text:p>62730</text:p>
          </table:table-cell>
          <table:table-cell office:value-type="float" office:value="62768" calcext:value-type="float">
            <text:p>6276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2768" calcext:value-type="float">
            <text:p>62768</text:p>
          </table:table-cell>
          <table:table-cell office:value-type="float" office:value="62925" calcext:value-type="float">
            <text:p>6292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2925" calcext:value-type="float">
            <text:p>62925</text:p>
          </table:table-cell>
          <table:table-cell office:value-type="float" office:value="63062" calcext:value-type="float">
            <text:p>6306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3160" calcext:value-type="float">
            <text:p>63160</text:p>
          </table:table-cell>
          <table:table-cell office:value-type="float" office:value="63288" calcext:value-type="float">
            <text:p>63288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3288" calcext:value-type="float">
            <text:p>63288</text:p>
          </table:table-cell>
          <table:table-cell office:value-type="float" office:value="63498" calcext:value-type="float">
            <text:p>63498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63695" calcext:value-type="float">
            <text:p>63695</text:p>
          </table:table-cell>
          <table:table-cell office:value-type="float" office:value="63742" calcext:value-type="float">
            <text:p>63742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63742" calcext:value-type="float">
            <text:p>63742</text:p>
          </table:table-cell>
          <table:table-cell office:value-type="float" office:value="63763" calcext:value-type="float">
            <text:p>6376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3763" calcext:value-type="float">
            <text:p>63763</text:p>
          </table:table-cell>
          <table:table-cell office:value-type="float" office:value="63875" calcext:value-type="float">
            <text:p>6387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3875" calcext:value-type="float">
            <text:p>63875</text:p>
          </table:table-cell>
          <table:table-cell office:value-type="float" office:value="64001" calcext:value-type="float">
            <text:p>6400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4087" calcext:value-type="float">
            <text:p>64087</text:p>
          </table:table-cell>
          <table:table-cell office:value-type="float" office:value="64285" calcext:value-type="float">
            <text:p>6428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4285" calcext:value-type="float">
            <text:p>64285</text:p>
          </table:table-cell>
          <table:table-cell office:value-type="float" office:value="64454" calcext:value-type="float">
            <text:p>64454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64733" calcext:value-type="float">
            <text:p>64733</text:p>
          </table:table-cell>
          <table:table-cell office:value-type="float" office:value="64775" calcext:value-type="float">
            <text:p>64775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64775" calcext:value-type="float">
            <text:p>64775</text:p>
          </table:table-cell>
          <table:table-cell office:value-type="float" office:value="64814" calcext:value-type="float">
            <text:p>6481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4814" calcext:value-type="float">
            <text:p>64814</text:p>
          </table:table-cell>
          <table:table-cell office:value-type="float" office:value="64984" calcext:value-type="float">
            <text:p>64984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4984" calcext:value-type="float">
            <text:p>64984</text:p>
          </table:table-cell>
          <table:table-cell office:value-type="float" office:value="65078" calcext:value-type="float">
            <text:p>6507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5163" calcext:value-type="float">
            <text:p>65163</text:p>
          </table:table-cell>
          <table:table-cell office:value-type="float" office:value="65338" calcext:value-type="float">
            <text:p>65338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5338" calcext:value-type="float">
            <text:p>65338</text:p>
          </table:table-cell>
          <table:table-cell office:value-type="float" office:value="65481" calcext:value-type="float">
            <text:p>6548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66134" calcext:value-type="float">
            <text:p>66134</text:p>
          </table:table-cell>
          <table:table-cell office:value-type="float" office:value="66179" calcext:value-type="float">
            <text:p>66179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66179" calcext:value-type="float">
            <text:p>66179</text:p>
          </table:table-cell>
          <table:table-cell office:value-type="float" office:value="66214" calcext:value-type="float">
            <text:p>6621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6214" calcext:value-type="float">
            <text:p>66214</text:p>
          </table:table-cell>
          <table:table-cell office:value-type="float" office:value="66305" calcext:value-type="float">
            <text:p>6630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6305" calcext:value-type="float">
            <text:p>66305</text:p>
          </table:table-cell>
          <table:table-cell office:value-type="float" office:value="66432" calcext:value-type="float">
            <text:p>6643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6523" calcext:value-type="float">
            <text:p>66523</text:p>
          </table:table-cell>
          <table:table-cell office:value-type="float" office:value="66630" calcext:value-type="float">
            <text:p>6663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6630" calcext:value-type="float">
            <text:p>66630</text:p>
          </table:table-cell>
          <table:table-cell office:value-type="float" office:value="66790" calcext:value-type="float">
            <text:p>66790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69397" calcext:value-type="float">
            <text:p>69397</text:p>
          </table:table-cell>
          <table:table-cell office:value-type="float" office:value="69442" calcext:value-type="float">
            <text:p>69442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69442" calcext:value-type="float">
            <text:p>69442</text:p>
          </table:table-cell>
          <table:table-cell office:value-type="float" office:value="69495" calcext:value-type="float">
            <text:p>6949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9495" calcext:value-type="float">
            <text:p>69495</text:p>
          </table:table-cell>
          <table:table-cell office:value-type="float" office:value="69594" calcext:value-type="float">
            <text:p>69594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9594" calcext:value-type="float">
            <text:p>69594</text:p>
          </table:table-cell>
          <table:table-cell office:value-type="float" office:value="69723" calcext:value-type="float">
            <text:p>6972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9803" calcext:value-type="float">
            <text:p>69803</text:p>
          </table:table-cell>
          <table:table-cell office:value-type="float" office:value="69956" calcext:value-type="float">
            <text:p>69956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9956" calcext:value-type="float">
            <text:p>69956</text:p>
          </table:table-cell>
          <table:table-cell office:value-type="float" office:value="70111" calcext:value-type="float">
            <text:p>7011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70753" calcext:value-type="float">
            <text:p>70753</text:p>
          </table:table-cell>
          <table:table-cell office:value-type="float" office:value="70816" calcext:value-type="float">
            <text:p>70816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70816" calcext:value-type="float">
            <text:p>70816</text:p>
          </table:table-cell>
          <table:table-cell office:value-type="float" office:value="70859" calcext:value-type="float">
            <text:p>7085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0859" calcext:value-type="float">
            <text:p>70859</text:p>
          </table:table-cell>
          <table:table-cell office:value-type="float" office:value="71135" calcext:value-type="float">
            <text:p>7113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71135" calcext:value-type="float">
            <text:p>71135</text:p>
          </table:table-cell>
          <table:table-cell office:value-type="float" office:value="71224" calcext:value-type="float">
            <text:p>71224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77385" calcext:value-type="float">
            <text:p>77385</text:p>
          </table:table-cell>
          <table:table-cell office:value-type="float" office:value="77416" calcext:value-type="float">
            <text:p>77416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77416" calcext:value-type="float">
            <text:p>77416</text:p>
          </table:table-cell>
          <table:table-cell office:value-type="float" office:value="77458" calcext:value-type="float">
            <text:p>7745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7458" calcext:value-type="float">
            <text:p>77458</text:p>
          </table:table-cell>
          <table:table-cell office:value-type="float" office:value="77543" calcext:value-type="float">
            <text:p>7754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7543" calcext:value-type="float">
            <text:p>77543</text:p>
          </table:table-cell>
          <table:table-cell office:value-type="float" office:value="77698" calcext:value-type="float">
            <text:p>7769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7997" calcext:value-type="float">
            <text:p>77997</text:p>
          </table:table-cell>
          <table:table-cell office:value-type="float" office:value="78048" calcext:value-type="float">
            <text:p>7804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8048" calcext:value-type="float">
            <text:p>78048</text:p>
          </table:table-cell>
          <table:table-cell office:value-type="float" office:value="78577" calcext:value-type="float">
            <text:p>78577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78891" calcext:value-type="float">
            <text:p>78891</text:p>
          </table:table-cell>
          <table:table-cell office:value-type="float" office:value="78970" calcext:value-type="float">
            <text:p>7897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78970" calcext:value-type="float">
            <text:p>78970</text:p>
          </table:table-cell>
          <table:table-cell office:value-type="float" office:value="79043" calcext:value-type="float">
            <text:p>7904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9043" calcext:value-type="float">
            <text:p>79043</text:p>
          </table:table-cell>
          <table:table-cell office:value-type="float" office:value="79076" calcext:value-type="float">
            <text:p>7907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9076" calcext:value-type="float">
            <text:p>79076</text:p>
          </table:table-cell>
          <table:table-cell office:value-type="float" office:value="79133" calcext:value-type="float">
            <text:p>7913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9213" calcext:value-type="float">
            <text:p>79213</text:p>
          </table:table-cell>
          <table:table-cell office:value-type="float" office:value="79269" calcext:value-type="float">
            <text:p>79269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9269" calcext:value-type="float">
            <text:p>79269</text:p>
          </table:table-cell>
          <table:table-cell office:value-type="float" office:value="79394" calcext:value-type="float">
            <text:p>79394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79602" calcext:value-type="float">
            <text:p>79602</text:p>
          </table:table-cell>
          <table:table-cell office:value-type="float" office:value="79668" calcext:value-type="float">
            <text:p>79668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79668" calcext:value-type="float">
            <text:p>79668</text:p>
          </table:table-cell>
          <table:table-cell office:value-type="float" office:value="79737" calcext:value-type="float">
            <text:p>7973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9737" calcext:value-type="float">
            <text:p>79737</text:p>
          </table:table-cell>
          <table:table-cell office:value-type="float" office:value="79777" calcext:value-type="float">
            <text:p>7977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9777" calcext:value-type="float">
            <text:p>79777</text:p>
          </table:table-cell>
          <table:table-cell office:value-type="float" office:value="79861" calcext:value-type="float">
            <text:p>7986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9932" calcext:value-type="float">
            <text:p>79932</text:p>
          </table:table-cell>
          <table:table-cell office:value-type="float" office:value="79977" calcext:value-type="float">
            <text:p>7997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9977" calcext:value-type="float">
            <text:p>79977</text:p>
          </table:table-cell>
          <table:table-cell office:value-type="float" office:value="80080" calcext:value-type="float">
            <text:p>80080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0891" calcext:value-type="float">
            <text:p>80891</text:p>
          </table:table-cell>
          <table:table-cell office:value-type="float" office:value="80940" calcext:value-type="float">
            <text:p>8094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80940" calcext:value-type="float">
            <text:p>80940</text:p>
          </table:table-cell>
          <table:table-cell office:value-type="float" office:value="81014" calcext:value-type="float">
            <text:p>8101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1014" calcext:value-type="float">
            <text:p>81014</text:p>
          </table:table-cell>
          <table:table-cell office:value-type="float" office:value="81047" calcext:value-type="float">
            <text:p>8104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1047" calcext:value-type="float">
            <text:p>81047</text:p>
          </table:table-cell>
          <table:table-cell office:value-type="float" office:value="81098" calcext:value-type="float">
            <text:p>81098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2711" calcext:value-type="float">
            <text:p>82711</text:p>
          </table:table-cell>
          <table:table-cell office:value-type="float" office:value="82789" calcext:value-type="float">
            <text:p>82789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82789" calcext:value-type="float">
            <text:p>82789</text:p>
          </table:table-cell>
          <table:table-cell office:value-type="float" office:value="82819" calcext:value-type="float">
            <text:p>82819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2819" calcext:value-type="float">
            <text:p>82819</text:p>
          </table:table-cell>
          <table:table-cell office:value-type="float" office:value="82885" calcext:value-type="float">
            <text:p>82885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82885" calcext:value-type="float">
            <text:p>82885</text:p>
          </table:table-cell>
          <table:table-cell office:value-type="float" office:value="82952" calcext:value-type="float">
            <text:p>8295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2952" calcext:value-type="float">
            <text:p>82952</text:p>
          </table:table-cell>
          <table:table-cell office:value-type="float" office:value="83000" calcext:value-type="float">
            <text:p>83000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82998" calcext:value-type="float">
            <text:p>82998</text:p>
          </table:table-cell>
          <table:table-cell office:value-type="float" office:value="83459" calcext:value-type="float">
            <text:p>83459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83459" calcext:value-type="float">
            <text:p>83459</text:p>
          </table:table-cell>
          <table:table-cell office:value-type="float" office:value="83533" calcext:value-type="float">
            <text:p>8353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3533" calcext:value-type="float">
            <text:p>83533</text:p>
          </table:table-cell>
          <table:table-cell office:value-type="float" office:value="83624" calcext:value-type="float">
            <text:p>8362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3624" calcext:value-type="float">
            <text:p>83624</text:p>
          </table:table-cell>
          <table:table-cell office:value-type="float" office:value="83830" calcext:value-type="float">
            <text:p>8383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3940" calcext:value-type="float">
            <text:p>83940</text:p>
          </table:table-cell>
          <table:table-cell office:value-type="float" office:value="83984" calcext:value-type="float">
            <text:p>8398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3984" calcext:value-type="float">
            <text:p>83984</text:p>
          </table:table-cell>
          <table:table-cell office:value-type="float" office:value="84683" calcext:value-type="float">
            <text:p>8468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5095" calcext:value-type="float">
            <text:p>85095</text:p>
          </table:table-cell>
          <table:table-cell office:value-type="float" office:value="85206" calcext:value-type="float">
            <text:p>85206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85184" calcext:value-type="float">
            <text:p>85184</text:p>
          </table:table-cell>
          <table:table-cell office:value-type="float" office:value="85283" calcext:value-type="float">
            <text:p>85283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85206" calcext:value-type="float">
            <text:p>85206</text:p>
          </table:table-cell>
          <table:table-cell office:value-type="float" office:value="85301" calcext:value-type="float">
            <text:p>8530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5301" calcext:value-type="float">
            <text:p>85301</text:p>
          </table:table-cell>
          <table:table-cell office:value-type="float" office:value="85449" calcext:value-type="float">
            <text:p>85449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5449" calcext:value-type="float">
            <text:p>85449</text:p>
          </table:table-cell>
          <table:table-cell office:value-type="float" office:value="85638" calcext:value-type="float">
            <text:p>8563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5691" calcext:value-type="float">
            <text:p>85691</text:p>
          </table:table-cell>
          <table:table-cell office:value-type="float" office:value="85777" calcext:value-type="float">
            <text:p>8577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5777" calcext:value-type="float">
            <text:p>85777</text:p>
          </table:table-cell>
          <table:table-cell office:value-type="float" office:value="86225" calcext:value-type="float">
            <text:p>8622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6819" calcext:value-type="float">
            <text:p>86819</text:p>
          </table:table-cell>
          <table:table-cell office:value-type="float" office:value="86949" calcext:value-type="float">
            <text:p>86949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87003" calcext:value-type="float">
            <text:p>87003</text:p>
          </table:table-cell>
          <table:table-cell office:value-type="float" office:value="87047" calcext:value-type="float">
            <text:p>87047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86949" calcext:value-type="float">
            <text:p>86949</text:p>
          </table:table-cell>
          <table:table-cell office:value-type="float" office:value="87050" calcext:value-type="float">
            <text:p>8705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7050" calcext:value-type="float">
            <text:p>87050</text:p>
          </table:table-cell>
          <table:table-cell office:value-type="float" office:value="87138" calcext:value-type="float">
            <text:p>8713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7138" calcext:value-type="float">
            <text:p>87138</text:p>
          </table:table-cell>
          <table:table-cell office:value-type="float" office:value="87309" calcext:value-type="float">
            <text:p>8730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7381" calcext:value-type="float">
            <text:p>87381</text:p>
          </table:table-cell>
          <table:table-cell office:value-type="float" office:value="87501" calcext:value-type="float">
            <text:p>87501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88170" calcext:value-type="float">
            <text:p>88170</text:p>
          </table:table-cell>
          <table:table-cell office:value-type="float" office:value="88292" calcext:value-type="float">
            <text:p>8829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7501" calcext:value-type="float">
            <text:p>87501</text:p>
          </table:table-cell>
          <table:table-cell office:value-type="float" office:value="88483" calcext:value-type="float">
            <text:p>8848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8663" calcext:value-type="float">
            <text:p>88663</text:p>
          </table:table-cell>
          <table:table-cell office:value-type="float" office:value="88789" calcext:value-type="float">
            <text:p>88789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88787" calcext:value-type="float">
            <text:p>88787</text:p>
          </table:table-cell>
          <table:table-cell office:value-type="float" office:value="88854" calcext:value-type="float">
            <text:p>88854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88739" calcext:value-type="float">
            <text:p>88739</text:p>
          </table:table-cell>
          <table:table-cell office:value-type="float" office:value="88856" calcext:value-type="float">
            <text:p>8885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8856" calcext:value-type="float">
            <text:p>88856</text:p>
          </table:table-cell>
          <table:table-cell office:value-type="float" office:value="88956" calcext:value-type="float">
            <text:p>8895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8956" calcext:value-type="float">
            <text:p>88956</text:p>
          </table:table-cell>
          <table:table-cell office:value-type="float" office:value="89135" calcext:value-type="float">
            <text:p>8913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9215" calcext:value-type="float">
            <text:p>89215</text:p>
          </table:table-cell>
          <table:table-cell office:value-type="float" office:value="89254" calcext:value-type="float">
            <text:p>8925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9254" calcext:value-type="float">
            <text:p>89254</text:p>
          </table:table-cell>
          <table:table-cell office:value-type="float" office:value="89992" calcext:value-type="float">
            <text:p>89992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0211" calcext:value-type="float">
            <text:p>90211</text:p>
          </table:table-cell>
          <table:table-cell office:value-type="float" office:value="90263" calcext:value-type="float">
            <text:p>90263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90257" calcext:value-type="float">
            <text:p>90257</text:p>
          </table:table-cell>
          <table:table-cell office:value-type="float" office:value="90343" calcext:value-type="float">
            <text:p>90343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90263" calcext:value-type="float">
            <text:p>90263</text:p>
          </table:table-cell>
          <table:table-cell office:value-type="float" office:value="90357" calcext:value-type="float">
            <text:p>9035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0357" calcext:value-type="float">
            <text:p>90357</text:p>
          </table:table-cell>
          <table:table-cell office:value-type="float" office:value="90416" calcext:value-type="float">
            <text:p>9041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0416" calcext:value-type="float">
            <text:p>90416</text:p>
          </table:table-cell>
          <table:table-cell office:value-type="float" office:value="90580" calcext:value-type="float">
            <text:p>9058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0665" calcext:value-type="float">
            <text:p>90665</text:p>
          </table:table-cell>
          <table:table-cell office:value-type="float" office:value="90715" calcext:value-type="float">
            <text:p>90715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0715" calcext:value-type="float">
            <text:p>90715</text:p>
          </table:table-cell>
          <table:table-cell office:value-type="float" office:value="90953" calcext:value-type="float">
            <text:p>90953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91008" calcext:value-type="float">
            <text:p>91008</text:p>
          </table:table-cell>
          <table:table-cell office:value-type="float" office:value="91018" calcext:value-type="float">
            <text:p>91018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1190" calcext:value-type="float">
            <text:p>91190</text:p>
          </table:table-cell>
          <table:table-cell office:value-type="float" office:value="91263" calcext:value-type="float">
            <text:p>91263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91263" calcext:value-type="float">
            <text:p>91263</text:p>
          </table:table-cell>
          <table:table-cell office:value-type="float" office:value="91342" calcext:value-type="float">
            <text:p>91342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91259" calcext:value-type="float">
            <text:p>91259</text:p>
          </table:table-cell>
          <table:table-cell office:value-type="float" office:value="91376" calcext:value-type="float">
            <text:p>9137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1376" calcext:value-type="float">
            <text:p>91376</text:p>
          </table:table-cell>
          <table:table-cell office:value-type="float" office:value="91455" calcext:value-type="float">
            <text:p>91455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1455" calcext:value-type="float">
            <text:p>91455</text:p>
          </table:table-cell>
          <table:table-cell office:value-type="float" office:value="91579" calcext:value-type="float">
            <text:p>9157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1709" calcext:value-type="float">
            <text:p>91709</text:p>
          </table:table-cell>
          <table:table-cell office:value-type="float" office:value="91783" calcext:value-type="float">
            <text:p>9178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1783" calcext:value-type="float">
            <text:p>91783</text:p>
          </table:table-cell>
          <table:table-cell office:value-type="float" office:value="92555" calcext:value-type="float">
            <text:p>9255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2929" calcext:value-type="float">
            <text:p>92929</text:p>
          </table:table-cell>
          <table:table-cell office:value-type="float" office:value="92998" calcext:value-type="float">
            <text:p>92998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92998" calcext:value-type="float">
            <text:p>92998</text:p>
          </table:table-cell>
          <table:table-cell office:value-type="float" office:value="93083" calcext:value-type="float">
            <text:p>9308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3083" calcext:value-type="float">
            <text:p>93083</text:p>
          </table:table-cell>
          <table:table-cell office:value-type="float" office:value="93147" calcext:value-type="float">
            <text:p>9314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2556" calcext:value-type="float">
            <text:p>92556</text:p>
          </table:table-cell>
          <table:table-cell office:value-type="float" office:value="93149" calcext:value-type="float">
            <text:p>93149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5082" calcext:value-type="float">
            <text:p>95082</text:p>
          </table:table-cell>
          <table:table-cell office:value-type="float" office:value="95123" calcext:value-type="float">
            <text:p>95123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95123" calcext:value-type="float">
            <text:p>95123</text:p>
          </table:table-cell>
          <table:table-cell office:value-type="float" office:value="95152" calcext:value-type="float">
            <text:p>95152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5152" calcext:value-type="float">
            <text:p>95152</text:p>
          </table:table-cell>
          <table:table-cell office:value-type="float" office:value="95189" calcext:value-type="float">
            <text:p>95189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95194" calcext:value-type="float">
            <text:p>95194</text:p>
          </table:table-cell>
          <table:table-cell office:value-type="float" office:value="95239" calcext:value-type="float">
            <text:p>95239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95189" calcext:value-type="float">
            <text:p>95189</text:p>
          </table:table-cell>
          <table:table-cell office:value-type="float" office:value="95239" calcext:value-type="float">
            <text:p>9523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5239" calcext:value-type="float">
            <text:p>95239</text:p>
          </table:table-cell>
          <table:table-cell office:value-type="float" office:value="95362" calcext:value-type="float">
            <text:p>9536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3306" calcext:value-type="float">
            <text:p>93306</text:p>
          </table:table-cell>
          <table:table-cell office:value-type="float" office:value="95362" calcext:value-type="float">
            <text:p>9536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6033" calcext:value-type="float">
            <text:p>96033</text:p>
          </table:table-cell>
          <table:table-cell office:value-type="float" office:value="96100" calcext:value-type="float">
            <text:p>96100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5670" calcext:value-type="float">
            <text:p>95670</text:p>
          </table:table-cell>
          <table:table-cell office:value-type="float" office:value="96100" calcext:value-type="float">
            <text:p>9610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96339" calcext:value-type="float">
            <text:p>96339</text:p>
          </table:table-cell>
          <table:table-cell office:value-type="float" office:value="96539" calcext:value-type="float">
            <text:p>96539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6718" calcext:value-type="float">
            <text:p>96718</text:p>
          </table:table-cell>
          <table:table-cell office:value-type="float" office:value="96768" calcext:value-type="float">
            <text:p>96768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96768" calcext:value-type="float">
            <text:p>96768</text:p>
          </table:table-cell>
          <table:table-cell office:value-type="float" office:value="96882" calcext:value-type="float">
            <text:p>96882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96768" calcext:value-type="float">
            <text:p>96768</text:p>
          </table:table-cell>
          <table:table-cell office:value-type="float" office:value="96883" calcext:value-type="float">
            <text:p>9688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6883" calcext:value-type="float">
            <text:p>96883</text:p>
          </table:table-cell>
          <table:table-cell office:value-type="float" office:value="97028" calcext:value-type="float">
            <text:p>9702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6339" calcext:value-type="float">
            <text:p>96339</text:p>
          </table:table-cell>
          <table:table-cell office:value-type="float" office:value="97028" calcext:value-type="float">
            <text:p>9702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7172" calcext:value-type="float">
            <text:p>97172</text:p>
          </table:table-cell>
          <table:table-cell office:value-type="float" office:value="97318" calcext:value-type="float">
            <text:p>9731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7138" calcext:value-type="float">
            <text:p>97138</text:p>
          </table:table-cell>
          <table:table-cell office:value-type="float" office:value="97318" calcext:value-type="float">
            <text:p>97318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97532" calcext:value-type="float">
            <text:p>97532</text:p>
          </table:table-cell>
          <table:table-cell office:value-type="float" office:value="97737" calcext:value-type="float">
            <text:p>97737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7895" calcext:value-type="float">
            <text:p>97895</text:p>
          </table:table-cell>
          <table:table-cell office:value-type="float" office:value="97946" calcext:value-type="float">
            <text:p>97946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97946" calcext:value-type="float">
            <text:p>97946</text:p>
          </table:table-cell>
          <table:table-cell office:value-type="float" office:value="98023" calcext:value-type="float">
            <text:p>98023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97946" calcext:value-type="float">
            <text:p>97946</text:p>
          </table:table-cell>
          <table:table-cell office:value-type="float" office:value="98025" calcext:value-type="float">
            <text:p>9802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8025" calcext:value-type="float">
            <text:p>98025</text:p>
          </table:table-cell>
          <table:table-cell office:value-type="float" office:value="98170" calcext:value-type="float">
            <text:p>98170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7532" calcext:value-type="float">
            <text:p>97532</text:p>
          </table:table-cell>
          <table:table-cell office:value-type="float" office:value="98170" calcext:value-type="float">
            <text:p>9817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8420" calcext:value-type="float">
            <text:p>98420</text:p>
          </table:table-cell>
          <table:table-cell office:value-type="float" office:value="98459" calcext:value-type="float">
            <text:p>98459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8338" calcext:value-type="float">
            <text:p>98338</text:p>
          </table:table-cell>
          <table:table-cell office:value-type="float" office:value="98459" calcext:value-type="float">
            <text:p>98459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float" office:value="56390" calcext:value-type="float">
            <text:p>56390</text:p>
          </table:table-cell>
          <table:table-cell office:value-type="float" office:value="98806" calcext:value-type="float">
            <text:p>98806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98806" calcext:value-type="float">
            <text:p>98806</text:p>
          </table:table-cell>
          <table:table-cell office:value-type="float" office:value="98981" calcext:value-type="float">
            <text:p>9898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9003" calcext:value-type="float">
            <text:p>99003</text:p>
          </table:table-cell>
          <table:table-cell office:value-type="float" office:value="99027" calcext:value-type="float">
            <text:p>9902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8806" calcext:value-type="float">
            <text:p>98806</text:p>
          </table:table-cell>
          <table:table-cell office:value-type="float" office:value="99027" calcext:value-type="float">
            <text:p>99027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float" office:value="98981" calcext:value-type="float">
            <text:p>98981</text:p>
          </table:table-cell>
          <table:table-cell office:value-type="float" office:value="99126" calcext:value-type="float">
            <text:p>99126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99126" calcext:value-type="float">
            <text:p>99126</text:p>
          </table:table-cell>
          <table:table-cell office:value-type="float" office:value="99217" calcext:value-type="float">
            <text:p>99217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table:number-columns-repeated="2" office:value-type="float" office:value="99217" calcext:value-type="float">
            <text:p>9921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9126" calcext:value-type="float">
            <text:p>99126</text:p>
          </table:table-cell>
          <table:table-cell office:value-type="float" office:value="99217" calcext:value-type="float">
            <text:p>9921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9395" calcext:value-type="float">
            <text:p>99395</text:p>
          </table:table-cell>
          <table:table-cell office:value-type="float" office:value="99478" calcext:value-type="float">
            <text:p>9947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9395" calcext:value-type="float">
            <text:p>99395</text:p>
          </table:table-cell>
          <table:table-cell office:value-type="float" office:value="99478" calcext:value-type="float">
            <text:p>99478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99217" calcext:value-type="float">
            <text:p>99217</text:p>
          </table:table-cell>
          <table:table-cell office:value-type="float" office:value="99734" calcext:value-type="float">
            <text:p>99734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0266" calcext:value-type="float">
            <text:p>100266</text:p>
          </table:table-cell>
          <table:table-cell office:value-type="float" office:value="100332" calcext:value-type="float">
            <text:p>100332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00332" calcext:value-type="float">
            <text:p>100332</text:p>
          </table:table-cell>
          <table:table-cell office:value-type="float" office:value="100421" calcext:value-type="float">
            <text:p>100421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00322" calcext:value-type="float">
            <text:p>100322</text:p>
          </table:table-cell>
          <table:table-cell office:value-type="float" office:value="100422" calcext:value-type="float">
            <text:p>10042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0422" calcext:value-type="float">
            <text:p>100422</text:p>
          </table:table-cell>
          <table:table-cell office:value-type="float" office:value="100547" calcext:value-type="float">
            <text:p>10054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9734" calcext:value-type="float">
            <text:p>99734</text:p>
          </table:table-cell>
          <table:table-cell office:value-type="float" office:value="100547" calcext:value-type="float">
            <text:p>10054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1214" calcext:value-type="float">
            <text:p>101214</text:p>
          </table:table-cell>
          <table:table-cell office:value-type="float" office:value="101253" calcext:value-type="float">
            <text:p>10125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0708" calcext:value-type="float">
            <text:p>100708</text:p>
          </table:table-cell>
          <table:table-cell office:value-type="float" office:value="101253" calcext:value-type="float">
            <text:p>10125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0086" calcext:value-type="float">
            <text:p>100086</text:p>
          </table:table-cell>
          <table:table-cell office:value-type="float" office:value="101616" calcext:value-type="float">
            <text:p>101616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2321" calcext:value-type="float">
            <text:p>102321</text:p>
          </table:table-cell>
          <table:table-cell office:value-type="float" office:value="102400" calcext:value-type="float">
            <text:p>102400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2490" calcext:value-type="float">
            <text:p>10249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02398" calcext:value-type="float">
            <text:p>102398</text:p>
          </table:table-cell>
          <table:table-cell office:value-type="float" office:value="102498" calcext:value-type="float">
            <text:p>10249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2498" calcext:value-type="float">
            <text:p>102498</text:p>
          </table:table-cell>
          <table:table-cell office:value-type="float" office:value="102652" calcext:value-type="float">
            <text:p>10265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1616" calcext:value-type="float">
            <text:p>101616</text:p>
          </table:table-cell>
          <table:table-cell office:value-type="float" office:value="102652" calcext:value-type="float">
            <text:p>10265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3034" calcext:value-type="float">
            <text:p>103034</text:p>
          </table:table-cell>
          <table:table-cell office:value-type="float" office:value="103103" calcext:value-type="float">
            <text:p>10310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2856" calcext:value-type="float">
            <text:p>102856</text:p>
          </table:table-cell>
          <table:table-cell office:value-type="float" office:value="103103" calcext:value-type="float">
            <text:p>10310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2161" calcext:value-type="float">
            <text:p>102161</text:p>
          </table:table-cell>
          <table:table-cell office:value-type="float" office:value="103283" calcext:value-type="float">
            <text:p>10328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3939" calcext:value-type="float">
            <text:p>103939</text:p>
          </table:table-cell>
          <table:table-cell office:value-type="float" office:value="103994" calcext:value-type="float">
            <text:p>103994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03991" calcext:value-type="float">
            <text:p>103991</text:p>
          </table:table-cell>
          <table:table-cell office:value-type="float" office:value="104098" calcext:value-type="float">
            <text:p>104098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03994" calcext:value-type="float">
            <text:p>103994</text:p>
          </table:table-cell>
          <table:table-cell office:value-type="float" office:value="104100" calcext:value-type="float">
            <text:p>10410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4100" calcext:value-type="float">
            <text:p>104100</text:p>
          </table:table-cell>
          <table:table-cell office:value-type="float" office:value="104394" calcext:value-type="float">
            <text:p>10439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3283" calcext:value-type="float">
            <text:p>103283</text:p>
          </table:table-cell>
          <table:table-cell office:value-type="float" office:value="104394" calcext:value-type="float">
            <text:p>10439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4647" calcext:value-type="float">
            <text:p>104647</text:p>
          </table:table-cell>
          <table:table-cell office:value-type="float" office:value="104705" calcext:value-type="float">
            <text:p>104705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4585" calcext:value-type="float">
            <text:p>104585</text:p>
          </table:table-cell>
          <table:table-cell office:value-type="float" office:value="104705" calcext:value-type="float">
            <text:p>10470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3715" calcext:value-type="float">
            <text:p>103715</text:p>
          </table:table-cell>
          <table:table-cell office:value-type="float" office:value="105513" calcext:value-type="float">
            <text:p>10551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6810" calcext:value-type="float">
            <text:p>106810</text:p>
          </table:table-cell>
          <table:table-cell office:value-type="float" office:value="106864" calcext:value-type="float">
            <text:p>106864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06864" calcext:value-type="float">
            <text:p>106864</text:p>
          </table:table-cell>
          <table:table-cell office:value-type="float" office:value="106952" calcext:value-type="float">
            <text:p>10695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6952" calcext:value-type="float">
            <text:p>106952</text:p>
          </table:table-cell>
          <table:table-cell office:value-type="float" office:value="107023" calcext:value-type="float">
            <text:p>10702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5513" calcext:value-type="float">
            <text:p>105513</text:p>
          </table:table-cell>
          <table:table-cell office:value-type="float" office:value="107023" calcext:value-type="float">
            <text:p>107023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07027" calcext:value-type="float">
            <text:p>107027</text:p>
          </table:table-cell>
          <table:table-cell office:value-type="float" office:value="107062" calcext:value-type="float">
            <text:p>107062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7121" calcext:value-type="float">
            <text:p>107121</text:p>
          </table:table-cell>
          <table:table-cell office:value-type="float" office:value="107164" calcext:value-type="float">
            <text:p>107164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07164" calcext:value-type="float">
            <text:p>107164</text:p>
          </table:table-cell>
          <table:table-cell office:value-type="float" office:value="107189" calcext:value-type="float">
            <text:p>107189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07169" calcext:value-type="float">
            <text:p>107169</text:p>
          </table:table-cell>
          <table:table-cell office:value-type="float" office:value="107193" calcext:value-type="float">
            <text:p>10719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5956" calcext:value-type="float">
            <text:p>105956</text:p>
          </table:table-cell>
          <table:table-cell office:value-type="float" office:value="107362" calcext:value-type="float">
            <text:p>10736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7433" calcext:value-type="float">
            <text:p>107433</text:p>
          </table:table-cell>
          <table:table-cell office:value-type="float" office:value="107493" calcext:value-type="float">
            <text:p>10749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7121" calcext:value-type="float">
            <text:p>107121</text:p>
          </table:table-cell>
          <table:table-cell office:value-type="float" office:value="107493" calcext:value-type="float">
            <text:p>10749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7676" calcext:value-type="float">
            <text:p>107676</text:p>
          </table:table-cell>
          <table:table-cell office:value-type="float" office:value="107740" calcext:value-type="float">
            <text:p>10774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07740" calcext:value-type="float">
            <text:p>107740</text:p>
          </table:table-cell>
          <table:table-cell office:value-type="float" office:value="108099" calcext:value-type="float">
            <text:p>10809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8099" calcext:value-type="float">
            <text:p>108099</text:p>
          </table:table-cell>
          <table:table-cell office:value-type="float" office:value="108259" calcext:value-type="float">
            <text:p>108259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7433" calcext:value-type="float">
            <text:p>107433</text:p>
          </table:table-cell>
          <table:table-cell office:value-type="float" office:value="108259" calcext:value-type="float">
            <text:p>108259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10578" calcext:value-type="float">
            <text:p>110578</text:p>
          </table:table-cell>
          <table:table-cell office:value-type="float" office:value="110640" calcext:value-type="float">
            <text:p>11064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10640" calcext:value-type="float">
            <text:p>110640</text:p>
          </table:table-cell>
          <table:table-cell office:value-type="float" office:value="110680" calcext:value-type="float">
            <text:p>110680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10691" calcext:value-type="float">
            <text:p>110691</text:p>
          </table:table-cell>
          <table:table-cell office:value-type="float" office:value="110701" calcext:value-type="float">
            <text:p>11070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0680" calcext:value-type="float">
            <text:p>110680</text:p>
          </table:table-cell>
          <table:table-cell office:value-type="float" office:value="110795" calcext:value-type="float">
            <text:p>11079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8657" calcext:value-type="float">
            <text:p>108657</text:p>
          </table:table-cell>
          <table:table-cell office:value-type="float" office:value="110795" calcext:value-type="float">
            <text:p>11079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11077" calcext:value-type="float">
            <text:p>111077</text:p>
          </table:table-cell>
          <table:table-cell office:value-type="float" office:value="111107" calcext:value-type="float">
            <text:p>111107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11107" calcext:value-type="float">
            <text:p>111107</text:p>
          </table:table-cell>
          <table:table-cell office:value-type="float" office:value="111165" calcext:value-type="float">
            <text:p>11116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1165" calcext:value-type="float">
            <text:p>111165</text:p>
          </table:table-cell>
          <table:table-cell office:value-type="float" office:value="111226" calcext:value-type="float">
            <text:p>11122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7633" calcext:value-type="float">
            <text:p>107633</text:p>
          </table:table-cell>
          <table:table-cell office:value-type="float" office:value="111226" calcext:value-type="float">
            <text:p>111226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11542" calcext:value-type="float">
            <text:p>111542</text:p>
          </table:table-cell>
          <table:table-cell office:value-type="float" office:value="111591" calcext:value-type="float">
            <text:p>111591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11591" calcext:value-type="float">
            <text:p>111591</text:p>
          </table:table-cell>
          <table:table-cell office:value-type="float" office:value="111646" calcext:value-type="float">
            <text:p>111646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11646" calcext:value-type="float">
            <text:p>111646</text:p>
          </table:table-cell>
          <table:table-cell office:value-type="float" office:value="111763" calcext:value-type="float">
            <text:p>111763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11763" calcext:value-type="float">
            <text:p>111763</text:p>
          </table:table-cell>
          <table:table-cell office:value-type="float" office:value="111820" calcext:value-type="float">
            <text:p>11182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1820" calcext:value-type="float">
            <text:p>111820</text:p>
          </table:table-cell>
          <table:table-cell office:value-type="float" office:value="111932" calcext:value-type="float">
            <text:p>11193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11358" calcext:value-type="float">
            <text:p>111358</text:p>
          </table:table-cell>
          <table:table-cell office:value-type="float" office:value="111932" calcext:value-type="float">
            <text:p>11193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2060" calcext:value-type="float">
            <text:p>112060</text:p>
          </table:table-cell>
          <table:table-cell office:value-type="float" office:value="112181" calcext:value-type="float">
            <text:p>112181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12060" calcext:value-type="float">
            <text:p>112060</text:p>
          </table:table-cell>
          <table:table-cell office:value-type="float" office:value="112181" calcext:value-type="float">
            <text:p>11218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12824" calcext:value-type="float">
            <text:p>112824</text:p>
          </table:table-cell>
          <table:table-cell office:value-type="float" office:value="112866" calcext:value-type="float">
            <text:p>112866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12866" calcext:value-type="float">
            <text:p>112866</text:p>
          </table:table-cell>
          <table:table-cell office:value-type="float" office:value="112950" calcext:value-type="float">
            <text:p>11295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12864" calcext:value-type="float">
            <text:p>112864</text:p>
          </table:table-cell>
          <table:table-cell office:value-type="float" office:value="112950" calcext:value-type="float">
            <text:p>11295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2950" calcext:value-type="float">
            <text:p>112950</text:p>
          </table:table-cell>
          <table:table-cell office:value-type="float" office:value="113598" calcext:value-type="float">
            <text:p>113598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11046" calcext:value-type="float">
            <text:p>111046</text:p>
          </table:table-cell>
          <table:table-cell office:value-type="float" office:value="113598" calcext:value-type="float">
            <text:p>11359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3939" calcext:value-type="float">
            <text:p>113939</text:p>
          </table:table-cell>
          <table:table-cell office:value-type="float" office:value="113987" calcext:value-type="float">
            <text:p>11398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12430" calcext:value-type="float">
            <text:p>112430</text:p>
          </table:table-cell>
          <table:table-cell office:value-type="float" office:value="113987" calcext:value-type="float">
            <text:p>11398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4640" calcext:value-type="float">
            <text:p>114640</text:p>
          </table:table-cell>
          <table:table-cell office:value-type="float" office:value="114721" calcext:value-type="float">
            <text:p>114721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14640" calcext:value-type="float">
            <text:p>114640</text:p>
          </table:table-cell>
          <table:table-cell office:value-type="float" office:value="114721" calcext:value-type="float">
            <text:p>11472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14865" calcext:value-type="float">
            <text:p>114865</text:p>
          </table:table-cell>
          <table:table-cell office:value-type="float" office:value="114894" calcext:value-type="float">
            <text:p>114894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14894" calcext:value-type="float">
            <text:p>114894</text:p>
          </table:table-cell>
          <table:table-cell office:value-type="float" office:value="114925" calcext:value-type="float">
            <text:p>11492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4925" calcext:value-type="float">
            <text:p>114925</text:p>
          </table:table-cell>
          <table:table-cell office:value-type="float" office:value="115044" calcext:value-type="float">
            <text:p>115044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13905" calcext:value-type="float">
            <text:p>113905</text:p>
          </table:table-cell>
          <table:table-cell office:value-type="float" office:value="115044" calcext:value-type="float">
            <text:p>115044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15519" calcext:value-type="float">
            <text:p>115519</text:p>
          </table:table-cell>
          <table:table-cell office:value-type="float" office:value="115576" calcext:value-type="float">
            <text:p>115576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15576" calcext:value-type="float">
            <text:p>115576</text:p>
          </table:table-cell>
          <table:table-cell office:value-type="float" office:value="115632" calcext:value-type="float">
            <text:p>11563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5632" calcext:value-type="float">
            <text:p>115632</text:p>
          </table:table-cell>
          <table:table-cell office:value-type="float" office:value="115770" calcext:value-type="float">
            <text:p>11577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15197" calcext:value-type="float">
            <text:p>115197</text:p>
          </table:table-cell>
          <table:table-cell office:value-type="float" office:value="115770" calcext:value-type="float">
            <text:p>115770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15918" calcext:value-type="float">
            <text:p>115918</text:p>
          </table:table-cell>
          <table:table-cell office:value-type="float" office:value="115951" calcext:value-type="float">
            <text:p>115951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15951" calcext:value-type="float">
            <text:p>115951</text:p>
          </table:table-cell>
          <table:table-cell office:value-type="float" office:value="116015" calcext:value-type="float">
            <text:p>11601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6015" calcext:value-type="float">
            <text:p>116015</text:p>
          </table:table-cell>
          <table:table-cell office:value-type="float" office:value="116053" calcext:value-type="float">
            <text:p>11605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14809" calcext:value-type="float">
            <text:p>114809</text:p>
          </table:table-cell>
          <table:table-cell office:value-type="float" office:value="116053" calcext:value-type="float">
            <text:p>11605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16104" calcext:value-type="float">
            <text:p>116104</text:p>
          </table:table-cell>
          <table:table-cell office:value-type="float" office:value="116159" calcext:value-type="float">
            <text:p>116159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16159" calcext:value-type="float">
            <text:p>116159</text:p>
          </table:table-cell>
          <table:table-cell office:value-type="float" office:value="116254" calcext:value-type="float">
            <text:p>11625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6254" calcext:value-type="float">
            <text:p>116254</text:p>
          </table:table-cell>
          <table:table-cell office:value-type="float" office:value="116353" calcext:value-type="float">
            <text:p>11635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16097" calcext:value-type="float">
            <text:p>116097</text:p>
          </table:table-cell>
          <table:table-cell office:value-type="float" office:value="116353" calcext:value-type="float">
            <text:p>11635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6629" calcext:value-type="float">
            <text:p>116629</text:p>
          </table:table-cell>
          <table:table-cell office:value-type="float" office:value="116738" calcext:value-type="float">
            <text:p>11673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16629" calcext:value-type="float">
            <text:p>116629</text:p>
          </table:table-cell>
          <table:table-cell office:value-type="float" office:value="116738" calcext:value-type="float">
            <text:p>116738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17281" calcext:value-type="float">
            <text:p>117281</text:p>
          </table:table-cell>
          <table:table-cell office:value-type="float" office:value="117342" calcext:value-type="float">
            <text:p>117342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17342" calcext:value-type="float">
            <text:p>117342</text:p>
          </table:table-cell>
          <table:table-cell office:value-type="float" office:value="117422" calcext:value-type="float">
            <text:p>117422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17331" calcext:value-type="float">
            <text:p>117331</text:p>
          </table:table-cell>
          <table:table-cell office:value-type="float" office:value="117425" calcext:value-type="float">
            <text:p>11742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7425" calcext:value-type="float">
            <text:p>117425</text:p>
          </table:table-cell>
          <table:table-cell office:value-type="float" office:value="117476" calcext:value-type="float">
            <text:p>11747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16894" calcext:value-type="float">
            <text:p>116894</text:p>
          </table:table-cell>
          <table:table-cell office:value-type="float" office:value="117476" calcext:value-type="float">
            <text:p>117476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15890" calcext:value-type="float">
            <text:p>115890</text:p>
          </table:table-cell>
          <table:table-cell office:value-type="float" office:value="117672" calcext:value-type="float">
            <text:p>11767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7859" calcext:value-type="float">
            <text:p>117859</text:p>
          </table:table-cell>
          <table:table-cell office:value-type="float" office:value="117902" calcext:value-type="float">
            <text:p>11790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17672" calcext:value-type="float">
            <text:p>117672</text:p>
          </table:table-cell>
          <table:table-cell office:value-type="float" office:value="117902" calcext:value-type="float">
            <text:p>11790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8228" calcext:value-type="float">
            <text:p>118228</text:p>
          </table:table-cell>
          <table:table-cell office:value-type="float" office:value="118331" calcext:value-type="float">
            <text:p>118331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18228" calcext:value-type="float">
            <text:p>118228</text:p>
          </table:table-cell>
          <table:table-cell office:value-type="float" office:value="118331" calcext:value-type="float">
            <text:p>11833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18605" calcext:value-type="float">
            <text:p>118605</text:p>
          </table:table-cell>
          <table:table-cell office:value-type="float" office:value="118629" calcext:value-type="float">
            <text:p>118629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18629" calcext:value-type="float">
            <text:p>118629</text:p>
          </table:table-cell>
          <table:table-cell office:value-type="float" office:value="118667" calcext:value-type="float">
            <text:p>11866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8667" calcext:value-type="float">
            <text:p>118667</text:p>
          </table:table-cell>
          <table:table-cell office:value-type="float" office:value="118792" calcext:value-type="float">
            <text:p>11879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17859" calcext:value-type="float">
            <text:p>117859</text:p>
          </table:table-cell>
          <table:table-cell office:value-type="float" office:value="118792" calcext:value-type="float">
            <text:p>118792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19144" calcext:value-type="float">
            <text:p>119144</text:p>
          </table:table-cell>
          <table:table-cell office:value-type="float" office:value="119183" calcext:value-type="float">
            <text:p>119183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19183" calcext:value-type="float">
            <text:p>119183</text:p>
          </table:table-cell>
          <table:table-cell office:value-type="float" office:value="119224" calcext:value-type="float">
            <text:p>11922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9183" calcext:value-type="float">
            <text:p>119183</text:p>
          </table:table-cell>
          <table:table-cell office:value-type="float" office:value="119388" calcext:value-type="float">
            <text:p>119388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18940" calcext:value-type="float">
            <text:p>118940</text:p>
          </table:table-cell>
          <table:table-cell office:value-type="float" office:value="119388" calcext:value-type="float">
            <text:p>119388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19537" calcext:value-type="float">
            <text:p>119537</text:p>
          </table:table-cell>
          <table:table-cell office:value-type="float" office:value="119569" calcext:value-type="float">
            <text:p>119569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19569" calcext:value-type="float">
            <text:p>119569</text:p>
          </table:table-cell>
          <table:table-cell office:value-type="float" office:value="119626" calcext:value-type="float">
            <text:p>11962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9626" calcext:value-type="float">
            <text:p>119626</text:p>
          </table:table-cell>
          <table:table-cell office:value-type="float" office:value="119675" calcext:value-type="float">
            <text:p>11967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19728" calcext:value-type="float">
            <text:p>119728</text:p>
          </table:table-cell>
          <table:table-cell office:value-type="float" office:value="119778" calcext:value-type="float">
            <text:p>119778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19778" calcext:value-type="float">
            <text:p>119778</text:p>
          </table:table-cell>
          <table:table-cell office:value-type="float" office:value="119836" calcext:value-type="float">
            <text:p>11983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9836" calcext:value-type="float">
            <text:p>119836</text:p>
          </table:table-cell>
          <table:table-cell office:value-type="float" office:value="119957" calcext:value-type="float">
            <text:p>11995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18518" calcext:value-type="float">
            <text:p>118518</text:p>
          </table:table-cell>
          <table:table-cell office:value-type="float" office:value="119957" calcext:value-type="float">
            <text:p>11995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0119" calcext:value-type="float">
            <text:p>120119</text:p>
          </table:table-cell>
          <table:table-cell office:value-type="float" office:value="120214" calcext:value-type="float">
            <text:p>12021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0119" calcext:value-type="float">
            <text:p>120119</text:p>
          </table:table-cell>
          <table:table-cell office:value-type="float" office:value="120214" calcext:value-type="float">
            <text:p>120214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20866" calcext:value-type="float">
            <text:p>120866</text:p>
          </table:table-cell>
          <table:table-cell office:value-type="float" office:value="121002" calcext:value-type="float">
            <text:p>121002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20942" calcext:value-type="float">
            <text:p>120942</text:p>
          </table:table-cell>
          <table:table-cell office:value-type="float" office:value="121030" calcext:value-type="float">
            <text:p>12103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1030" calcext:value-type="float">
            <text:p>121030</text:p>
          </table:table-cell>
          <table:table-cell office:value-type="float" office:value="121074" calcext:value-type="float">
            <text:p>12107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0398" calcext:value-type="float">
            <text:p>120398</text:p>
          </table:table-cell>
          <table:table-cell office:value-type="float" office:value="121074" calcext:value-type="float">
            <text:p>121074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21002" calcext:value-type="float">
            <text:p>121002</text:p>
          </table:table-cell>
          <table:table-cell office:value-type="float" office:value="121083" calcext:value-type="float">
            <text:p>12108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19497" calcext:value-type="float">
            <text:p>119497</text:p>
          </table:table-cell>
          <table:table-cell office:value-type="float" office:value="121639" calcext:value-type="float">
            <text:p>12163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2050" calcext:value-type="float">
            <text:p>122050</text:p>
          </table:table-cell>
          <table:table-cell office:value-type="float" office:value="122123" calcext:value-type="float">
            <text:p>12212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1639" calcext:value-type="float">
            <text:p>121639</text:p>
          </table:table-cell>
          <table:table-cell office:value-type="float" office:value="122123" calcext:value-type="float">
            <text:p>12212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2551" calcext:value-type="float">
            <text:p>122551</text:p>
          </table:table-cell>
          <table:table-cell office:value-type="float" office:value="122642" calcext:value-type="float">
            <text:p>12264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22551" calcext:value-type="float">
            <text:p>122551</text:p>
          </table:table-cell>
          <table:table-cell office:value-type="float" office:value="122642" calcext:value-type="float">
            <text:p>122642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22967" calcext:value-type="float">
            <text:p>122967</text:p>
          </table:table-cell>
          <table:table-cell office:value-type="float" office:value="123000" calcext:value-type="float">
            <text:p>12300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23000" calcext:value-type="float">
            <text:p>123000</text:p>
          </table:table-cell>
          <table:table-cell office:value-type="float" office:value="123065" calcext:value-type="float">
            <text:p>12306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3065" calcext:value-type="float">
            <text:p>123065</text:p>
          </table:table-cell>
          <table:table-cell office:value-type="float" office:value="123175" calcext:value-type="float">
            <text:p>12317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2050" calcext:value-type="float">
            <text:p>122050</text:p>
          </table:table-cell>
          <table:table-cell office:value-type="float" office:value="123175" calcext:value-type="float">
            <text:p>123175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24362" calcext:value-type="float">
            <text:p>124362</text:p>
          </table:table-cell>
          <table:table-cell office:value-type="float" office:value="124405" calcext:value-type="float">
            <text:p>12440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4405" calcext:value-type="float">
            <text:p>124405</text:p>
          </table:table-cell>
          <table:table-cell office:value-type="float" office:value="124601" calcext:value-type="float">
            <text:p>124601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3352" calcext:value-type="float">
            <text:p>123352</text:p>
          </table:table-cell>
          <table:table-cell office:value-type="float" office:value="124601" calcext:value-type="float">
            <text:p>12460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24810" calcext:value-type="float">
            <text:p>124810</text:p>
          </table:table-cell>
          <table:table-cell office:value-type="float" office:value="124895" calcext:value-type="float">
            <text:p>12489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24719" calcext:value-type="float">
            <text:p>124719</text:p>
          </table:table-cell>
          <table:table-cell office:value-type="float" office:value="124895" calcext:value-type="float">
            <text:p>124895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non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/00/0000</text:date>, <text:time style:data-style-name="N2" text:time-value="10:47:54.154049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34S</meta:editing-duration>
    <meta:editing-cycles>11</meta:editing-cycles>
    <meta:generator>LibreOffice/6.0.4.2$Linux_X86_64 LibreOffice_project/9b0d9b32d5dcda91d2f1a96dc04c645c450872bf</meta:generator>
    <dc:date>2018-09-25T10:48:27.398159846</dc:date>
    <meta:document-statistic meta:table-count="3" meta:cell-count="963" meta:object-count="0"/>
    <meta:user-defined meta:name="Info 1"/>
    <meta:user-defined meta:name="Info 2"/>
    <meta:user-defined meta:name="Info 3"/>
    <meta:user-defined meta:name="Info 4"/>
  </office:meta>
</office:document-meta>
</file>